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color="#ffffff" svg:stroke-opacity="0%" draw:fill="solid" draw:fill-color="#00000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221cm" svg:height="14.18cm" draw:transform="rotate (-0.950506310636112) translate (7.8775095904754cm -2.47778350069431cm)" svg:viewBox="0 0 11222 14181" svg:d="M0 8423c18572 0 8873-11767 7220-7485-1654 4281 1933 13243 1933 13243">
          <text:p/>
        </draw:path>
        <draw:path draw:style-name="gr1" draw:text-style-name="P1" draw:layer="layout" svg:width="12.062cm" svg:height="8.833cm" draw:transform="skewX (-0.268431638956728) rotate (1.02206480996788) translate (2.63646901576494cm 11.3131875902523cm)" svg:viewBox="0 0 12063 8834" svg:d="M0 8834c5437 0 3313-3933 6625-3990 3313-56 5438-4844 5438-4844">
          <text:p/>
        </draw:path>
        <draw:custom-shape draw:style-name="gr2" draw:text-style-name="P1" draw:layer="layout" svg:width="0.203cm" svg:height="0.203cm" svg:x="5.342cm" svg:y="4.0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03cm" svg:height="0.203cm" svg:x="11.742cm" svg:y="6.3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03cm" svg:height="0.203cm" svg:x="11.742cm" svg:y="2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03cm" svg:height="0.203cm" svg:x="4.542cm" svg:y="12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03cm" svg:height="0.203cm" svg:x="1.142cm" svg:y="8.0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3:06:19.080796135</meta:creation-date>
    <dc:date>2018-07-23T13:16:04.414061901</dc:date>
    <dc:creator>Ryan Robinett</dc:creator>
    <meta:editing-duration>PT1M26S</meta:editing-duration>
    <meta:editing-cycles>3</meta:editing-cycles>
    <meta:generator>LibreOffice/4.2.8.2$Linux_X86_64 LibreOffice_project/420m0$Build-2</meta:generator>
    <meta:document-statistic meta:object-count="7"/>
  </office:meta>
</office:document-meta>
</file>